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start" style:justify-single-word="false" style:writing-mode="lr-tb"/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paragraph-properties fo:line-height="200%" fo:text-align="center" style:justify-single-word="false" style:writing-mode="lr-tb"/>
    </style:style>
    <style:style style:name="P3" style:family="paragraph" style:parent-style-name="Standard">
      <style:paragraph-properties fo:line-height="200%" fo:text-align="start" style:justify-single-word="false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line-height="200%" fo:text-align="start" style:justify-single-word="false" style:writing-mode="lr-tb"/>
      <style:text-properties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>Day-dream reconstruction of a night dream.</text:p>
      <text:p text:style-name="P1"/>
      <text:p text:style-name="P1">A nightmare manifested itself in an orange</text:p>
      <text:p text:style-name="P1">exso-suit, much like Seamus Aran</text:p>
      <text:p text:style-name="P1">in Metroid Prime (the Gamecube version).</text:p>
      <text:p text:style-name="P1">Three drawers comprising a big tube, grafted into my left arm.</text:p>
      <text:p text:style-name="P1">Two spiral cords drilled through, the middle drawer.</text:p>
      <text:p text:style-name="P1">One monstrosity of a mechanism.</text:p>
      <text:p text:style-name="P1">The recoil was powerful enough to cleave</text:p>
      <text:p text:style-name="P1">a human skull in two.</text:p>
      <text:p text:style-name="P1">The outburst of the reaction</text:p>
      <text:p text:style-name="P1">looked like a two-fold pieces</text:p>
      <text:p text:style-name="P1">of an elbow blade.</text:p>
      <text:p text:style-name="P1">The reload ended with a diagonal</text:p>
      <text:p text:style-name="P1">pounding of the ground with my left hand.</text:p>
      <text:p text:style-name="P1">The shotgun is now loaded,</text:p>
      <text:p text:style-name="P1">dream reconstructed,</text:p>
      <text:p text:style-name="P1">I can now open my eyes and face the </text:p>
      <text:p text:style-name="P1">mundane reality of my life once mor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imes New Roman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2pt" style:font-name-asian="MS Mincho" style:font-size-asian="14pt" style:font-name-complex="Times New Roman1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imes New Roman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imes New Roman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imes New Roman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OoZoOl Obliterator</meta:initial-creator>
    <meta:creation-date>2007-11-25T01:35:10</meta:creation-date>
    <dc:creator>OoZoOl Obliterator</dc:creator>
    <dc:date>2007-11-28T22:04:08</dc:date>
    <meta:printed-by>OoZoOl Obliterator</meta:printed-by>
    <meta:print-date>2007-11-26T00:23:32</meta:print-date>
    <meta:editing-cycles>3</meta:editing-cycles>
    <meta:editing-duration>PT2H41M4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8" meta:word-count="114" meta:character-count="629"/>
  </office:meta>
</office:document-meta>
</file>